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Calibri1" style:font-name-asian="Calibri1" style:font-name-complex="Calibri1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/>
    </style:style>
    <style:style style:name="ce2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2116666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5">
            <text:p>Empresa: MARLI ROSA DOS SANTOS VIEIRA</text:p>
          </table:table-cell>
          <table:covered-table-cell table:number-columns-repeated="3"/>
          <table:table-cell office:value-type="string" table:number-columns-spanned="5" table:number-rows-spanned="1" table:style-name="ce16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Endereço: Rua Trinta de Dezembro, 265</text:p>
          </table:table-cell>
          <table:covered-table-cell table:number-columns-repeated="3"/>
          <table:table-cell table:number-columns-spanned="5" table:number-rows-spanned="5" table:style-name="ce17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5">
            <text:p>Agência:</text:p>
          </table:table-cell>
          <table:covered-table-cell/>
          <table:table-cell office:value-type="string" table:number-columns-spanned="2" table:number-rows-spanned="1" table:style-name="ce15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Telefone Empresa: 48-3432-511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8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Unidade Escolar: APP EMEF LUCIA DE LUCC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Endereço: RUA MELCHIADES B. ESPINDOL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elefone: (48) 3432-3414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CNPJ: 80.168.669/0001-26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Recurso: PDDE EDUCACAO BASIC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19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2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20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16">
            <text:p>MASSINHAS MODELAR COM 12 UM SOFT</text:p>
          </table:table-cell>
          <table:covered-table-cell table:number-columns-repeated="4"/>
          <table:table-cell office:value-type="float" office:value="25" table:style-name="ce7">
            <text:p>25</text:p>
          </table:table-cell>
          <table:table-cell office:value-type="float" office:value="6.9" table:style-name="ce8">
            <text:p>R$ 6,90</text:p>
          </table:table-cell>
          <table:table-cell office:value-type="float" office:value="172.5" table:formula="of:=[.H18]*[.G18]" table:style-name="ce9">
            <text:p>R$ 172,5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16">
            <text:p>TUBOS TINTA GUACHE 250ML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9.9" table:style-name="ce8">
            <text:p>R$ 9,90</text:p>
          </table:table-cell>
          <table:table-cell office:value-type="float" office:value="118.80000000000001" table:formula="of:=[.H19]*[.G19]" table:style-name="ce9">
            <text:p>R$ 118,8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16">
            <text:p>EVA CORES LISAS</text:p>
          </table:table-cell>
          <table:covered-table-cell table:number-columns-repeated="4"/>
          <table:table-cell office:value-type="float" office:value="85" table:style-name="ce7">
            <text:p>85</text:p>
          </table:table-cell>
          <table:table-cell office:value-type="float" office:value="3.9" table:style-name="ce8">
            <text:p>R$ 3,90</text:p>
          </table:table-cell>
          <table:table-cell office:value-type="float" office:value="331.5" table:formula="of:=[.H20]*[.G20]" table:style-name="ce9">
            <text:p>R$ 331,5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16">
            <text:p>GRAMPO PARA GRAMPEADOR 26/6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8.9" table:style-name="ce8">
            <text:p>R$ 8,90</text:p>
          </table:table-cell>
          <table:table-cell office:value-type="float" office:value="44.5" table:formula="of:=[.H21]*[.G21]" table:style-name="ce9">
            <text:p>R$ 44,5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16">
            <text:p>ENVELOPES PLASTICO A4 S FUROS</text:p>
          </table:table-cell>
          <table:covered-table-cell table:number-columns-repeated="4"/>
          <table:table-cell office:value-type="float" office:value="150" table:style-name="ce7">
            <text:p>150</text:p>
          </table:table-cell>
          <table:table-cell office:value-type="float" office:value="0.9" table:style-name="ce8">
            <text:p>R$ 0,90</text:p>
          </table:table-cell>
          <table:table-cell office:value-type="float" office:value="135" table:formula="of:=[.H22]*[.G22]" table:style-name="ce9">
            <text:p>R$ 135,0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21">
            <text:p>TNT CORES LISAS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3.9" table:style-name="ce8">
            <text:p>R$ 3,90</text:p>
          </table:table-cell>
          <table:table-cell office:value-type="float" office:value="195" table:formula="of:=[.H23]*[.G23]" table:style-name="ce9">
            <text:p>R$ 195,0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16">
            <text:p>CANETAS MARCA TEXTO</text:p>
          </table:table-cell>
          <table:covered-table-cell table:number-columns-repeated="4"/>
          <table:table-cell office:value-type="float" office:value="24" table:style-name="ce7">
            <text:p>24</text:p>
          </table:table-cell>
          <table:table-cell office:value-type="float" office:value="3.9" table:style-name="ce8">
            <text:p>R$ 3,90</text:p>
          </table:table-cell>
          <table:table-cell office:value-type="float" office:value="93.6" table:formula="of:=[.H24]*[.G24]" table:style-name="ce9">
            <text:p>R$ 93,6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16">
            <text:p>MALETAS DE ENGRENAGEM MONTAR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74.5" table:style-name="ce8">
            <text:p>R$ 74,50</text:p>
          </table:table-cell>
          <table:table-cell office:value-type="float" office:value="298" table:formula="of:=[.H25]*[.G25]" table:style-name="ce9">
            <text:p>R$ 298,0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16">
            <text:p>JOGOS MONTAR FORMAS ESTRELAS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54.5" table:style-name="ce8">
            <text:p>R$ 54,50</text:p>
          </table:table-cell>
          <table:table-cell office:value-type="float" office:value="218" table:formula="of:=[.H26]*[.G26]" table:style-name="ce9">
            <text:p>R$ 218,00</text:p>
          </table:table-cell>
          <table:table-cell table:number-columns-repeated="16375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number-columns-spanned="5" table:number-rows-spanned="1" table:style-name="ce16">
            <text:p>JOGOS MONTAR DISCOS ESTRELAS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54.5" table:style-name="ce8">
            <text:p>R$ 54,50</text:p>
          </table:table-cell>
          <table:table-cell office:value-type="float" office:value="218" table:formula="of:=[.H27]*[.G27]" table:style-name="ce9">
            <text:p>R$ 218,00</text:p>
          </table:table-cell>
          <table:table-cell table:number-columns-repeated="16375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number-columns-spanned="5" table:number-rows-spanned="1" table:style-name="ce16">
            <text:p>JOGOS EXPRESSANDO EMOCOES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184.5" table:style-name="ce8">
            <text:p>R$ 184,50</text:p>
          </table:table-cell>
          <table:table-cell office:value-type="float" office:value="184.5" table:formula="of:=[.H28]*[.G28]" table:style-name="ce9">
            <text:p>R$ 184,50</text:p>
          </table:table-cell>
          <table:table-cell table:number-columns-repeated="16375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number-columns-spanned="5" table:number-rows-spanned="1" table:style-name="ce16">
            <text:p>TUBOS COLA BRANCA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44.9" table:style-name="ce8">
            <text:p>R$ 44,90</text:p>
          </table:table-cell>
          <table:table-cell office:value-type="float" office:value="224.5" table:formula="of:=[.H29]*[.G29]" table:style-name="ce9">
            <text:p>R$ 224,50</text:p>
          </table:table-cell>
          <table:table-cell table:number-columns-repeated="16375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number-columns-spanned="5" table:number-rows-spanned="1" table:style-name="ce16">
            <text:p>FITA SCOTH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28.5" table:style-name="ce8">
            <text:p>R$ 28,50</text:p>
          </table:table-cell>
          <table:table-cell office:value-type="float" office:value="342" table:formula="of:=[.H30]*[.G30]" table:style-name="ce9">
            <text:p>R$ 342,00</text:p>
          </table:table-cell>
          <table:table-cell table:number-columns-repeated="16375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number-columns-spanned="5" table:number-rows-spanned="1" table:style-name="ce16">
            <text:p>PLASTICO ADESIVO C/50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165.5" table:style-name="ce8">
            <text:p>R$ 165,50</text:p>
          </table:table-cell>
          <table:table-cell office:value-type="float" office:value="331" table:formula="of:=[.H31]*[.G31]" table:style-name="ce9">
            <text:p>R$ 331,00</text:p>
          </table:table-cell>
          <table:table-cell table:number-columns-repeated="16375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number-columns-spanned="5" table:number-rows-spanned="1" table:style-name="ce16">
            <text:p>COLA INSTANTANEA 20G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12.5" table:style-name="ce8">
            <text:p>R$ 12,50</text:p>
          </table:table-cell>
          <table:table-cell office:value-type="float" office:value="125" table:formula="of:=[.H32]*[.G32]" table:style-name="ce9">
            <text:p>R$ 125,00</text:p>
          </table:table-cell>
          <table:table-cell table:number-columns-repeated="16375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number-columns-spanned="5" table:number-rows-spanned="1" table:style-name="ce16">
            <text:p>FLS PAPEL CARTAO CORES SORTIDAS</text:p>
          </table:table-cell>
          <table:covered-table-cell table:number-columns-repeated="4"/>
          <table:table-cell office:value-type="float" office:value="88" table:style-name="ce7">
            <text:p>88</text:p>
          </table:table-cell>
          <table:table-cell office:value-type="float" office:value="2.2999999999999998" table:style-name="ce8">
            <text:p>R$ 2,30</text:p>
          </table:table-cell>
          <table:table-cell office:value-type="float" office:value="202.39999999999998" table:formula="of:=[.H33]*[.G33]" table:style-name="ce9">
            <text:p>R$ 202,40</text:p>
          </table:table-cell>
          <table:table-cell table:number-columns-repeated="16375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number-columns-spanned="5" table:number-rows-spanned="1" table:style-name="ce16">
            <text:p>CLIPS COM 500G</text:p>
          </table:table-cell>
          <table:covered-table-cell table:number-columns-repeated="4"/>
          <table:table-cell office:value-type="float" office:value="5" table:style-name="ce7">
            <text:p>5</text:p>
          </table:table-cell>
          <table:table-cell office:value-type="float" office:value="16.5" table:style-name="ce8">
            <text:p>R$ 16,50</text:p>
          </table:table-cell>
          <table:table-cell office:value-type="float" office:value="82.5" table:formula="of:=[.H34]*[.G34]" table:style-name="ce9">
            <text:p>R$ 82,50</text:p>
          </table:table-cell>
          <table:table-cell table:number-columns-repeated="16375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number-columns-spanned="5" table:number-rows-spanned="1" table:style-name="ce16">
            <text:p>EVA COM GLITER VARIAS CORES</text:p>
          </table:table-cell>
          <table:covered-table-cell table:number-columns-repeated="4"/>
          <table:table-cell office:value-type="float" office:value="45" table:style-name="ce7">
            <text:p>45</text:p>
          </table:table-cell>
          <table:table-cell office:value-type="float" office:value="9.9" table:style-name="ce8">
            <text:p>R$ 9,90</text:p>
          </table:table-cell>
          <table:table-cell office:value-type="float" office:value="445.5" table:formula="of:=[.H35]*[.G35]" table:style-name="ce9">
            <text:p>R$ 445,50</text:p>
          </table:table-cell>
          <table:table-cell table:number-columns-repeated="16375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number-columns-spanned="5" table:number-rows-spanned="1" table:style-name="ce16">
            <text:p>COLA COLORIDA COM 6 CORES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14.5" table:style-name="ce8">
            <text:p>R$ 14,50</text:p>
          </table:table-cell>
          <table:table-cell office:value-type="float" office:value="174" table:formula="of:=[.H36]*[.G36]" table:style-name="ce9">
            <text:p>R$ 174,00</text:p>
          </table:table-cell>
          <table:table-cell table:number-columns-repeated="16375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number-columns-spanned="5" table:number-rows-spanned="1" table:style-name="ce16">
            <text:p>ENVELOPES OFICIO</text:p>
          </table:table-cell>
          <table:covered-table-cell table:number-columns-repeated="4"/>
          <table:table-cell office:value-type="float" office:value="42" table:style-name="ce7">
            <text:p>42</text:p>
          </table:table-cell>
          <table:table-cell office:value-type="float" office:value="0.8" table:style-name="ce8">
            <text:p>R$ 0,80</text:p>
          </table:table-cell>
          <table:table-cell office:value-type="float" office:value="33.6" table:formula="of:=[.H37]*[.G37]" table:style-name="ce9">
            <text:p>R$ 33,60</text:p>
          </table:table-cell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22">
            <text:p>Data</text:p>
          </table:table-cell>
          <table:covered-table-cell/>
          <table:table-cell office:value-type="string" table:number-columns-spanned="2" table:number-rows-spanned="2" table:style-name="ce23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4">
            <text:p>TOTAIS</text:p>
            <text:p/>
          </table:table-cell>
          <table:covered-table-cell/>
          <table:table-cell office:value-type="string" table:number-columns-spanned="2" table:number-rows-spanned="2" table:style-name="ce25">
            <text:p>Data de validade da proposta: 31/12/2023</text:p>
          </table:table-cell>
          <table:covered-table-cell/>
          <table:table-cell office:value-type="string" table:style-name="ce10">
            <text:p>TOTAL GERAL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969.8999999999996" table:formula="of:=SUM([.I18:.I37])" table:number-columns-spanned="1" table:number-rows-spanned="4" table:style-name="ce26">
            <text:p>R$ 3.969,90</text:p>
          </table:table-cell>
          <table:table-cell table:number-columns-repeated="16375"/>
        </table:table-row>
        <table:table-row table:style-name="ro1">
          <table:table-cell office:value-type="date" office:date-value="2023-08-24T00:00:00" table:number-columns-spanned="2" table:number-rows-spanned="3" table:style-name="ce27">
            <text:p>24/8/2023</text:p>
          </table:table-cell>
          <table:covered-table-cell/>
          <table:table-cell table:number-columns-spanned="2" table:number-rows-spanned="3" table:style-name="ce17"/>
          <table:covered-table-cell/>
          <table:table-cell office:value-type="float" office:value="3969.8999999999996" table:formula="of:=SUM([.I18:.I37])" table:number-columns-spanned="2" table:number-rows-spanned="3" table:style-name="ce26">
            <text:p>R$ 3.969,90</text:p>
          </table:table-cell>
          <table:covered-table-cell/>
          <table:table-cell office:value-type="string" table:number-columns-spanned="2" table:number-rows-spanned="1" table:style-name="ce28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29"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30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1">
            <text:p>Gerente da GEREI</text:p>
          </table:table-cell>
          <table:covered-table-cell table:number-columns-repeated="2"/>
          <table:table-cell table:style-name="ce13"/>
          <table:table-cell table:style-name="ce14"/>
          <table:table-cell table:number-columns-repeated="16375"/>
        </table:table-row>
        <table:table-row table:style-name="ro1">
          <table:table-cell office:value-type="string" table:number-columns-spanned="4" table:number-rows-spanned="3" table:style-name="ce32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2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2" table:style-name="ro1">
          <table:table-cell table:number-columns-repeated="16384" table:style-name="ce2"/>
        </table:table-row>
        <table:table-row table:style-name="ro5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number-rows-repeated="104852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17:58:11Z</dc:date>
    <meta:print-date>2023-09-20T17:58:09Z</meta:print-date>
    <meta:editing-cycles>6</meta:editing-cycles>
    <meta:editing-duration>PT2584S</meta:editing-duration>
    <meta:user-defined meta:name="AppVersion">16.0300</meta:user-defined>
  </office:meta>
</office:document-meta>
</file>